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rsid="0018d73a" officeooo:paragraph-rsid="0018d73a"/>
    </style:style>
    <style:style style:name="P2" style:family="paragraph" style:parent-style-name="Text_20_body">
      <style:text-properties officeooo:rsid="001ec030" officeooo:paragraph-rsid="001ec030"/>
    </style:style>
    <style:style style:name="P3" style:family="paragraph" style:parent-style-name="Text_20_body">
      <style:text-properties officeooo:rsid="001f3740" officeooo:paragraph-rsid="0022cb7b"/>
    </style:style>
    <style:style style:name="P4" style:family="paragraph" style:parent-style-name="Text_20_body">
      <style:text-properties officeooo:paragraph-rsid="0022cb7b"/>
    </style:style>
    <style:style style:name="P5" style:family="paragraph" style:parent-style-name="Text_20_body">
      <style:text-properties officeooo:rsid="0022cb7b" officeooo:paragraph-rsid="0022cb7b"/>
    </style:style>
    <style:style style:name="P6" style:family="paragraph" style:parent-style-name="Text_20_body">
      <style:text-properties officeooo:rsid="0024af26" officeooo:paragraph-rsid="0024af26"/>
    </style:style>
    <style:style style:name="P7" style:family="paragraph" style:parent-style-name="Text_20_body" style:list-style-name="L3">
      <style:text-properties officeooo:rsid="0024af26" officeooo:paragraph-rsid="0024af26"/>
    </style:style>
    <style:style style:name="P8" style:family="paragraph" style:parent-style-name="Text_20_body">
      <style:text-properties officeooo:rsid="0025cafd" officeooo:paragraph-rsid="0025cafd"/>
    </style:style>
    <style:style style:name="P9" style:family="paragraph" style:parent-style-name="Text_20_body" style:list-style-name="L3">
      <style:text-properties officeooo:paragraph-rsid="0024af26"/>
    </style:style>
    <style:style style:name="P10" style:family="paragraph" style:parent-style-name="Text_20_body" style:list-style-name="L3">
      <style:text-properties officeooo:paragraph-rsid="0025cafd"/>
    </style:style>
    <style:style style:name="P11" style:family="paragraph" style:parent-style-name="Text_20_body">
      <style:text-properties officeooo:rsid="0026aee5" officeooo:paragraph-rsid="0026aee5"/>
    </style:style>
    <style:style style:name="P12" style:family="paragraph" style:parent-style-name="Text_20_body" style:list-style-name="L3">
      <style:text-properties officeooo:rsid="0026c663" officeooo:paragraph-rsid="0026c663"/>
    </style:style>
    <style:style style:name="P13" style:family="paragraph" style:parent-style-name="Text_20_body" style:list-style-name="L3">
      <style:text-properties officeooo:rsid="00274aa6" officeooo:paragraph-rsid="00274aa6"/>
    </style:style>
    <style:style style:name="P14" style:family="paragraph" style:parent-style-name="Text_20_body">
      <style:paragraph-properties fo:margin-left="12.51mm" fo:margin-right="0mm" fo:text-indent="-6.35mm" style:auto-text-indent="false"/>
      <style:text-properties officeooo:rsid="0018d73a" officeooo:paragraph-rsid="0022cb7b"/>
    </style:style>
    <style:style style:name="P15" style:family="paragraph" style:parent-style-name="Text_20_body" style:list-style-name="L3">
      <style:paragraph-properties fo:margin-left="25.01mm" fo:margin-right="0mm" fo:text-indent="-6.35mm" style:auto-text-indent="false"/>
      <style:text-properties officeooo:rsid="0025cafd" officeooo:paragraph-rsid="0025cafd"/>
    </style:style>
    <style:style style:name="P16" style:family="paragraph" style:parent-style-name="Text_20_body" style:list-style-name="L3">
      <style:paragraph-properties fo:margin-left="25.01mm" fo:margin-right="0mm" fo:text-indent="-6.35mm" style:auto-text-indent="false"/>
    </style:style>
    <style:style style:name="P17" style:family="paragraph" style:parent-style-name="Text_20_body" style:list-style-name="L3">
      <style:paragraph-properties fo:margin-left="25.01mm" fo:margin-right="0mm" fo:margin-top="0mm" fo:margin-bottom="0mm" style:contextual-spacing="false" fo:text-indent="-6.35mm" style:auto-text-indent="false"/>
    </style:style>
    <style:style style:name="P18" style:family="paragraph" style:parent-style-name="SF-paragrafo">
      <style:paragraph-properties fo:margin-left="12.51mm" fo:margin-right="0mm" fo:text-indent="-6.35mm" style:auto-text-indent="false"/>
      <style:text-properties officeooo:rsid="0018d73a" officeooo:paragraph-rsid="0022cb7b"/>
    </style:style>
    <style:style style:name="P19" style:family="paragraph" style:parent-style-name="SF-paragrafo">
      <style:paragraph-properties fo:margin-left="6.16mm" fo:margin-right="0mm" fo:text-indent="0mm" style:auto-text-indent="false" fo:padding="0.74mm" fo:border-left="none" fo:border-right="none" fo:border-top="none" fo:border-bottom="0.06pt solid #000000" style:join-border="false"/>
      <style:text-properties officeooo:rsid="0018d73a" officeooo:paragraph-rsid="001b54c8"/>
    </style:style>
    <style:style style:name="P20" style:family="paragraph" style:parent-style-name="Heading_20_2">
      <style:text-properties officeooo:rsid="0018d73a" officeooo:paragraph-rsid="0018d73a"/>
    </style:style>
    <style:style style:name="P21" style:family="paragraph" style:parent-style-name="Heading_20_3">
      <style:text-properties officeooo:rsid="0022cb7b" officeooo:paragraph-rsid="0022cb7b"/>
    </style:style>
    <style:style style:name="T1" style:family="text">
      <style:text-properties officeooo:rsid="001ec030"/>
    </style:style>
    <style:style style:name="T2" style:family="text">
      <style:text-properties officeooo:rsid="0024af26"/>
    </style:style>
    <style:style style:name="T3" style:family="text">
      <style:text-properties officeooo:rsid="0025cafd"/>
    </style:style>
    <style:style style:name="T4" style:family="text">
      <style:text-properties officeooo:rsid="00263fa3"/>
    </style:style>
    <style:style style:name="T5" style:family="text">
      <style:text-properties officeooo:rsid="0026ae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.</number:text>
      <number:minutes number:style="long"/>
      <number:text>.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viluppo della didattica online nell'Ateneo</text:h>
      <text:p text:style-name="P2">~/Didattica/Delegato-sviluppo-attivita-didattica-online/README.odt</text:p>
      <text:h text:style-name="P20" text:outline-level="2">Diario</text:h>
      <text:p text:style-name="P19"/>
      <text:p text:style-name="P18"><text:date style:data-style-name="N37" text:date-value="2015-12-08T17:39:58.291088012" text:fixed="true">08/12/15</text:date> <text:time style:data-style-name="N41" text:time-value="2015-12-08T17:41:11.573292743" text:fixed="true">17.41.12</text:time></text:p>
      <text:p text:style-name="P18"/>
      <text:p text:style-name="P4"/>
      <text:p text:style-name="P3">Bozza piano sintetico: </text:p>
      <text:p text:style-name="P3"><text:span text:style-name="T1">~/Didattica/Delegato-sviluppo-attivita-didattica-online/</text:span>Piano-Didattica-Online.odt</text:p>
      <text:p text:style-name="P3"><text:span text:style-name="T1">~/Didattica/Delegato-sviluppo-attivita-didattica-online/</text:span>Piano-Didattica-Online-gantt.pdf</text:p>
      <text:p text:style-name="P14"/>
      <text:h text:style-name="P21" text:outline-level="3">LMS</text:h>
      <text:p text:style-name="P5">A Stanford (<text:a xlink:type="simple" xlink:href="http://med.stanford.edu/smili/interactive-learning/">http://med.stanford.edu/smili/interactive-learning/</text:a>) usano Sakai (<text:a xlink:type="simple" xlink:href="https://sakaiproject.org/features-tools-functionality">https://sakaiproject.org/features-tools-functionality</text:a>).</text:p>
      <text:p text:style-name="P5">Sakai è open source. Come ambiente di conferenze usa Adobe Connect a pagamento oppure OpenMeeting, tool Apache open source.</text:p>
      <text:p text:style-name="P5">A Genova usavano Blackboard (<text:a xlink:type="simple" xlink:href="http://www.blackboard.com/">http://www.blackboard.com/</text:a>), a pagamento. Come ambiente di conferenze usa Elluminate (<text:a xlink:type="simple" xlink:href="http://www.elluminate.com/Services/Training/Elluminate_Live!/?id=418">http://www.elluminate.com/Services/Training/Elluminate_Live!/?id=418</text:a>).</text:p>
      <text:p text:style-name="P5"/>
      <text:h text:style-name="Heading_20_3" text:outline-level="3">Atenei online</text:h>
      <text:p text:style-name="P6">Stanford mi sembra davvero avanti. <text:span text:style-name="T5">Questi riferimenti sono per la Scuola di Medicina</text:span></text:p>
      <text:list xml:id="list8239638138301324089" text:style-name="L3">
        <text:list-item>
          <text:p text:style-name="P12">Reimagining medical education: <text:a xlink:type="simple" xlink:href="http://smili.stanford.edu/">http://smili.stanford.edu/</text:a></text:p>
        </text:list-item>
        <text:list-item>
          <text:p text:style-name="P9"><text:span text:style-name="T2">Interactive learning: </text:span><text:a xlink:type="simple" xlink:href="http://med.stanford.edu/smili/interactive-learning/"><text:span text:style-name="T2">http://med.stanford.edu/smili/interactive-learning/</text:span></text:a></text:p>
        </text:list-item>
        <text:list-item>
          <text:p text:style-name="P7">Faculty resources: <text:a xlink:type="simple" xlink:href="http://med.stanford.edu/smili/support/">http://med.stanford.edu/smili/support/</text:a></text:p>
        </text:list-item>
        <text:list-item>
          <text:p text:style-name="P7">Case studies: <text:a xlink:type="simple" xlink:href="http://med.stanford.edu/smili/case-studies/">http://med.stanford.edu/smili/case-studies/</text:a></text:p>
        </text:list-item>
        <text:list-item>
          <text:p text:style-name="P13">FAQ: <text:a xlink:type="simple" xlink:href="http://smili.stanford.edu/interactive-learning/faq.html">http://smili.stanford.edu/interactive-learning/faq.html</text:a></text:p>
        </text:list-item>
        <text:list-item>
          <text:p text:style-name="P10"><text:span text:style-name="T3">Online platforms: </text:span><text:a xlink:type="simple" xlink:href="http://med.stanford.edu/smili/support/online.html"><text:span text:style-name="T3">http://med.stanford.edu/smili/support/online.html</text:span></text:a><text:span text:style-name="T3"><text:line-break/>Qui è interessante l'elenco degli ambienti che usano:</text:span></text:p>
        </text:list-item>
        <text:list-item>
          <text:p text:style-name="P15"><text:a xlink:type="simple" xlink:href="https://coursework.stanford.edu/portal/">Coursework </text:a>- Stanford's learning management system. Good for materials that are not public. </text:p>
        </text:list-item>
        <text:list-item>
          <text:p text:style-name="P17"><text:a xlink:type="simple" xlink:href="http://online.stanford.edu/openedx">OpenEdX</text:a> - Stanford's massive online course system that can also be used for local <text:soft-page-break/>courses. </text:p>
        </text:list-item>
        <text:list-item>
          <text:p text:style-name="P17"><text:a xlink:type="simple" xlink:href="https://www.coursera.org/">Coursera</text:a> - Currently the largest massive open online course (MOOC) community.</text:p>
        </text:list-item>
        <text:list-item>
          <text:p text:style-name="P17"><text:a xlink:type="simple" xlink:href="http://novoed.com/">NovoEd</text:a> - A more recent addition to the MOOC world, with emphasis on team learning. </text:p>
        </text:list-item>
        <text:list-item>
          <text:p text:style-name="P16"><text:a xlink:type="simple" xlink:href="http://www.youtube.com/user/stanfordmedicine">SOM YouTube</text:a> - If you just need to deliver some videos online. </text:p>
        </text:list-item>
      </text:list>
      <text:p text:style-name="P8"/>
      <text:p text:style-name="P11">Commenti generali su esperienze online a Stanford sono in:</text:p>
      <text:p text:style-name="P11"><text:a xlink:type="simple" xlink:href="http://www.stanforddaily.com/2015/10/09/professors-experiment-with-flipped-classroom-model/">http://www.stanforddaily.com/2015/10/09/professors-experiment-with-flipped-classroom-model/</text:a></text:p>
      <text:p text:style-name="P11"/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F-paragrafo" style:family="paragraph" style:parent-style-name="Standard" style:default-outline-level="">
      <style:paragraph-properties fo:margin-left="0mm" fo:margin-right="0mm" fo:margin-top="0mm" fo:margin-bottom="0mm" style:contextual-spacing="false" fo:text-align="start" style:justify-single-word="false" fo:text-indent="5.08m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style:num-suffix="▪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7" style:num-suffix="▪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7" style:num-suffix="▪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1:32:50.517207708</meta:creation-date>
    <meta:generator>LibreOffice/4.2.8.2$Linux_x86 LibreOffice_project/420m0$Build-2</meta:generator>
    <dc:date>2015-12-08T18:37:27.848347713</dc:date>
    <meta:editing-duration>PT1H8M52S</meta:editing-duration>
    <meta:editing-cycles>15</meta:editing-cycles>
    <meta:document-statistic meta:table-count="0" meta:image-count="0" meta:object-count="0" meta:page-count="2" meta:paragraph-count="26" meta:word-count="182" meta:character-count="1856" meta:non-whitespace-character-count="1706"/>
  </office:meta>
</office:document-meta>
</file>